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svg:stroke-width="0.106cm" svg:stroke-color="#ba131a" draw:marker-start-width="0.359cm" draw:marker-end-width="0.359cm" draw:fill="none" draw:textarea-horizontal-align="left" draw:textarea-vertical-align="top" draw:auto-grow-height="false" fo:min-height="4.15cm" fo:min-width="9.7cm" fo:padding-top="0.178cm" fo:padding-bottom="0.178cm" fo:padding-left="0.303cm" fo:padding-right="0.303cm" fo:wrap-option="wrap"/>
    </style:style>
    <style:style style:name="gr4" style:family="graphic" style:parent-style-name="standard">
      <style:graphic-properties svg:stroke-color="#ba131a" draw:fill="none" draw:textarea-horizontal-align="left" draw:textarea-vertical-align="top" draw:auto-grow-height="false" fo:min-height="2.582cm" fo:min-width="3.7cm" fo:wrap-option="wrap"/>
    </style:style>
    <style:style style:name="gr5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6" style:family="graphic" style:parent-style-name="standard">
      <style:graphic-properties svg:stroke-color="#ba131a" draw:fill="none" draw:textarea-horizontal-align="justify" draw:textarea-vertical-align="middle" draw:auto-grow-height="false" fo:min-height="1.328cm" fo:min-width="5.215cm"/>
    </style:style>
    <style:style style:name="gr7" style:family="graphic" style:parent-style-name="standard">
      <style:graphic-properties svg:stroke-color="#ba131a" draw:fill="none" draw:textarea-horizontal-align="justify" draw:textarea-vertical-align="middle" draw:auto-grow-height="false" fo:min-height="1.15cm" fo:min-width="4.4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eeeee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4cm" svg:height="1.8cm" svg:x="3.1cm" svg:y="26.5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6" draw:id="id6" draw:layer="layout" draw:type="line" svg:x1="10.4cm" svg:y1="3cm" svg:x2="8.9cm" svg:y2="3.937cm" draw:start-shape="id1" draw:start-glue-point="8" draw:end-shape="id2" draw:end-glue-point="4" svg:d="M10400 3000l-1500 937" svg:viewBox="0 0 1501 938">
          <text:p/>
        </draw:connector>
        <draw:custom-shape draw:style-name="gr3" draw:text-style-name="P5" draw:layer="layout" svg:width="10.2cm" svg:height="4.4cm" svg:x="9.8cm" svg:y="24.3cm">
          <text:p text:style-name="P4"><text:span text:style-name="T2"><text:line-break/></text:span><text:span text:style-name="T2"><text:line-break/></text:span><text:span text:style-name="T2">Program wyświetla wszystkie dwucyfrowe liczby parzyste podzielne przez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8.4cm" svg:height="5.663cm" svg:x="4.7cm" svg:y="3.937cm">
          <text:p text:style-name="P6">Liczba powtórzenia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8.95cm" svg:y1="15.3cm" svg:x2="14.935cm" svg:y2="17.856cm" draw:start-shape="id3" draw:start-glue-point="6" draw:end-shape="id4" draw:end-glue-point="2" svg:d="M8950 15300v3101h5985v-545" svg:viewBox="0 0 5986 3102">
          <text:p text:style-name="P1"><text:span text:style-name="T1">TAK</text:span></text:p>
        </draw:connector>
        <draw:connector draw:style-name="gr5" draw:text-style-name="P7" draw:layer="layout" draw:line-skew="-2.199cm 5.45cm" svg:x1="4.7cm" svg:y1="6.769cm" svg:x2="5.3cm" svg:y2="26.5cm" draw:start-shape="id2" draw:start-glue-point="5" draw:end-shape="id5" draw:end-glue-point="4" svg:d="M4700 6769h-2700v16731h3300v3000" svg:viewBox="0 0 3301 19732">
          <text:p text:style-name="P1"><text:span text:style-name="T1">NIE</text:span></text:p>
        </draw:connector>
        <draw:custom-shape draw:style-name="gr6" draw:text-style-name="P3" xml:id="id4" draw:id="id4" draw:layer="layout" svg:width="5.715cm" svg:height="1.578cm" draw:transform="skewX (0.736878010192006) rotate (0.0153588974175501) translate (13.486cm 16.3cm)">
          <text:p text:style-name="P6">Wypisz<text:span text:style-name="T1"> a</text:span></text:p>
          <draw:enhanced-geometry svg:viewBox="0 0 21600 21600" draw:type="rectangle" draw:enhanced-path="M 0 0 L 21600 0 21600 21600 0 21600 0 0 Z N"/>
        </draw:custom-shape>
        <draw:connector draw:style-name="gr2" draw:text-style-name="P3" xml:id="id7" draw:id="id7" draw:layer="layout" draw:line-skew="-6.674cm" svg:x1="16.343cm" svg:y1="16.256cm" svg:x2="9.65cm" svg:y2="3.468cm" draw:start-shape="id4" draw:start-glue-point="0" draw:end-shape="id6" draw:end-glue-point="0" svg:d="M16343 16256v-12856h-6693v68" svg:viewBox="0 0 6694 12857">
          <text:p/>
        </draw:connector>
        <draw:custom-shape draw:style-name="gr7" draw:text-style-name="P9" xml:id="id3" draw:id="id3" draw:layer="layout" svg:width="9.9cm" svg:height="2.8cm" svg:x="4cm" svg:y="12.5cm">
          <text:p text:style-name="P8"><text:span text:style-name="T3">if </text:span><text:span text:style-name="T4">a</text:span><text:span text:style-name="T4"> %2 ==0 and a %3 == 0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type="line" svg:x1="8.9cm" svg:y1="9.6cm" svg:x2="8.95cm" svg:y2="12.5cm" draw:start-shape="id2" draw:start-glue-point="6" draw:end-shape="id3" draw:end-glue-point="4" svg:d="M8900 9600l50 2900" svg:viewBox="0 0 51 2901">
          <text:p text:style-name="P1"><text:span text:style-name="T1">TAK</text:span></text:p>
        </draw:connector>
        <draw:connector draw:style-name="gr5" draw:text-style-name="P7" draw:layer="layout" draw:line-skew="-2.566cm 2.759cm" svg:x1="13.9cm" svg:y1="13.9cm" svg:x2="12.996cm" svg:y2="3.4cm" draw:start-shape="id3" draw:start-glue-point="7" draw:end-shape="id7" draw:end-glue-point="0" svg:d="M13900 13900h378v-8400h-1282v-2100" svg:viewBox="0 0 1283 10501">
          <text:p text:style-name="P1"><text:span text:style-name="T1">NI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6:10:49.388000000</dc:date>
    <meta:editing-duration>PT13M26S</meta:editing-duration>
    <meta:editing-cycles>6</meta:editing-cycles>
    <meta:generator>LibreOffice/5.4.2.2$Windows_x86 LibreOffice_project/22b09f6418e8c2d508a9eaf86b2399209b0990f4</meta:generator>
    <meta:document-statistic meta:object-count="12"/>
  </office:meta>
</office:document-meta>
</file>